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,Bold" svg:font-family="'Times New Roman,Bold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222e7" officeooo:paragraph-rsid="000222e7" style:font-size-asian="10pt" style:font-size-complex="10pt"/>
    </style:style>
    <style:style style:name="P2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officeooo:rsid="000222e7" officeooo:paragraph-rsid="000222e7"/>
    </style:style>
    <style:style style:name="P4" style:family="paragraph" style:parent-style-name="Standard">
      <style:text-properties fo:color="#000000" loext:opacity="100%" style:font-name="Times New Roman,Bold" fo:font-size="12pt" fo:font-style="normal" fo:font-weight="bold" officeooo:paragraph-rsid="000222e7" style:font-size-asian="12pt" style:font-style-asian="normal" style:font-weight-asian="bold"/>
    </style:style>
    <style:style style:name="P5" style:family="paragraph" style:parent-style-name="Standard">
      <style:text-properties fo:color="#000000" loext:opacity="100%" style:font-name="Times New Roman,Bold" fo:font-size="12pt" fo:font-style="normal" fo:font-weight="bold" officeooo:rsid="000222e7" officeooo:paragraph-rsid="000222e7" style:font-size-asian="12pt" style:font-style-asian="normal" style:font-weight-asian="bold"/>
    </style:style>
    <style:style style:name="P6" style:family="paragraph" style:parent-style-name="Standard">
      <style:text-properties officeooo:paragraph-rsid="000222e7"/>
    </style:style>
    <style:style style:name="P7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loext:opacity="100%" style:font-name="Arial1" fo:font-size="10pt" fo:letter-spacing="normal" style:font-size-asian="10pt"/>
    </style:style>
    <style:style style:name="P8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loext:opacity="100%" style:font-name="Arial1" fo:font-size="10pt" fo:letter-spacing="normal" fo:font-weight="bold" style:font-size-asian="10pt" style:font-weight-asian="bold"/>
    </style:style>
    <style:style style:name="P9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loext:opacity="100%" style:font-name="Arial1" fo:font-size="10pt" fo:letter-spacing="normal" fo:font-style="italic" fo:font-weight="bold" style:font-size-asian="10pt" style:font-style-asian="italic" style:font-weight-asian="bold"/>
    </style:style>
    <style:style style:name="P10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loext:opacity="100%" style:font-name="Arial1" fo:font-size="10pt" fo:letter-spacing="normal" fo:font-style="italic" fo:font-weight="bold" officeooo:rsid="000222e7" officeooo:paragraph-rsid="000222e7" style:font-size-asian="10pt" style:font-style-asian="italic" style:font-weight-asian="bold"/>
    </style:style>
    <style:style style:name="T1" style:family="text">
      <style:text-properties style:font-name="Times New Roman,Bold"/>
    </style:style>
    <style:style style:name="T2" style:family="text">
      <style:text-properties style:font-name="Times New Roman,Bold" fo:font-weight="bold" officeooo:rsid="000222e7" style:font-weight-asian="bold" style:font-weight-complex="bold"/>
    </style:style>
    <style:style style:name="T3" style:family="text">
      <style:text-properties fo:color="#000000" loext:opacity="100%" style:font-name="Times New Roman,Bold" fo:font-size="12pt" fo:font-style="normal" fo:font-weight="bold" style:font-size-asian="12pt" style:font-style-asian="normal" style:font-weight-asian="bold"/>
    </style:style>
    <style:style style:name="T4" style:family="text">
      <style:text-properties fo:color="#000000" loext:opacity="100%" style:font-name="Times New Roman,Bold" fo:font-size="12pt" fo:font-style="normal" fo:font-weight="bold" officeooo:rsid="00024842" style:font-size-asian="12pt" style:font-style-asian="normal" style:font-weight-asian="bold" style:font-weight-complex="bold"/>
    </style:style>
    <style:style style:name="T5" style:family="text">
      <style:text-properties fo:color="#000000" loext:opacity="100%" style:font-name="Times New Roman,Bold" fo:font-size="12pt" fo:font-style="normal" fo:font-weight="bold" officeooo:rsid="00024842" style:font-size-asian="12pt" style:font-style-asian="normal" style:font-weight-asian="bold"/>
    </style:style>
    <style:style style:name="T6" style:family="text">
      <style:text-properties fo:color="#000000" loext:opacity="100%" style:font-name="Arial1" fo:font-size="10pt" fo:letter-spacing="normal" fo:font-weight="bold" style:font-size-asian="10pt" style:font-weight-asian="bold"/>
    </style:style>
    <style:style style:name="T7" style:family="text">
      <style:text-properties fo:color="#000000" loext:opacity="100%" style:font-name="Arial1" fo:font-size="10pt" fo:letter-spacing="normal" fo:font-style="normal" fo:font-weight="bold" style:font-size-asian="10pt" style:font-style-asian="normal" style:font-weight-asian="bold"/>
    </style:style>
    <style:style style:name="T8" style:family="text">
      <style:text-properties fo:color="#000000" loext:opacity="100%" style:font-name="Arial1" fo:font-size="10pt" fo:letter-spacing="normal" fo:font-style="italic" fo:font-weight="bold" style:font-size-asian="10pt" style:font-style-asian="italic" style:font-weight-asian="bold"/>
    </style:style>
    <style:style style:name="T9" style:family="text">
      <style:text-properties fo:color="#000000" loext:opacity="100%" style:font-name="Arial1" fo:font-size="10pt" fo:letter-spacing="normal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На свое усмотрение еще добавил</text:span><text:span text:style-name="T3"> ежегодного меняющ</text:span><text:span text:style-name="T5">уюся</text:span><text:span text:style-name="T3"> учетн</text:span><text:span text:style-name="T5">ую</text:span><text:span text:style-name="T3"> политик</text:span><text:span text:style-name="T5">у. Далее хочу описать свои действия над вашим заданием.</text:span></text:p>
      <text:p text:style-name="P4"/>
      <text:p text:style-name="P5">Какие объекты конфигурации я создавал - </text:p>
      <text:p text:style-name="P5"/>
      <text:p text:style-name="P3"><text:span text:style-name="T7">П</text:span><text:span text:style-name="T6">одсистемы: </text:span><text:span text:style-name="T8">для удобного интерфейса</text:span></text:p>
      <text:p text:style-name="P7">Продажи</text:p>
      <text:p text:style-name="P7">Закупки</text:p>
      <text:p text:style-name="P7">Отчеты</text:p>
      <text:p text:style-name="P7">Учетная политика</text:p>
      <text:p text:style-name="P2"/>
      <text:p text:style-name="P8">Справочники:</text:p>
      <text:p text:style-name="P7">Номенклатура</text:p>
      <text:p text:style-name="P7">Контрагенты</text:p>
      <text:p text:style-name="P2"/>
      <text:p text:style-name="P2"><text:span text:style-name="T6">Документы: </text:span><text:span text:style-name="T8"><text:s/>с реквизитом контрагент ссылочный тип справочник контрагенты, а также с табличной частью с реквизитами номенклатура(ссылочный тип), количество, цена, сумма(числовой тип).</text:span></text:p>
      <text:p text:style-name="P7">Документ Приходная накладная</text:p>
      <text:p text:style-name="P7">Документ Расходная накладная</text:p>
      <text:p text:style-name="P2"/>
      <text:p text:style-name="P2"><text:span text:style-name="T6">Перечисления: </text:span><text:span text:style-name="T8">учетная политика со значениями FIFO (первый пришел, первый ушел) и LIFO (последний пришел, первый ушел)</text:span></text:p>
      <text:p text:style-name="P7">Перечисления Учетная Политика</text:p>
      <text:p text:style-name="P2"/>
      <text:p text:style-name="P8">Отчеты:</text:p>
      <text:p text:style-name="P7">Отчет по остаткам изделий</text:p>
      <text:p text:style-name="P7">Продажи</text:p>
      <text:p text:style-name="P2"/>
      <text:p text:style-name="P2"><text:span text:style-name="T6">Регистры сведений: </text:span><text:span text:style-name="T8">с ресурсом учетная политика с сылкой на перечисления с периодичностью в пределах года</text:span></text:p>
      <text:p text:style-name="P7">Регистр Учетная политика </text:p>
      <text:p text:style-name="P2"/>
      <text:p text:style-name="P2"><text:span text:style-name="T6">Регистры накопления:</text:span><text:span text:style-name="T8"> с измерениями Номенклатура ссылка справочник, партия с сылочным типом документСсылкаПриходнаяНакладная и с ресурсами количество и себестоимость с числовым типом. А Также регистр продажи с Измерениями номенклатура ссылочный тип Справочник и с ресурсами количество, себестоимость, продажа (числовой тип) </text:span></text:p>
      <text:p text:style-name="P2"><text:span text:style-name="T9">Регистр Остатки товаров </text:span><text:span text:style-name="T8">Регистратором является приходная и расходная накладная</text:span></text:p>
      <text:p text:style-name="P2"><text:span text:style-name="T9">Регистр Продажи </text:span><text:span text:style-name="T8">Регистратором является расходная накладная</text:span></text:p>
      <text:p text:style-name="P9"/>
      <text:p text:style-name="P10">Как я писал код и работал с запросами - </text:p>
      <text:p text:style-name="P2"/>
      <text:p text:style-name="P1">В документе приходная накладная я настраиваю движения в подвкладке движения с помощью конструктора движений, выбираю табличную часть Список номенклатуры. Соответственно в модуле приходная накладная сформировалось движение. Далее также делаю движения по расходной накладной, где тип движения указываю расход. Далее создаю готовый запрос через конструктор запроса с обработкой результата. В таблицах и полях беру из данных введенных пользователем в расходную накладную номенклатуру и количество. Для того чтобы поиск не производился по всем документам, а только по нужному добавляю условие где указываю ссылку на документ который проводится в данный момент времени. Далее во вкладке дополнительно создаю временную таблицу ВТ_Продать. После этого создаю новый пакет из виртуальной таблицы созданной регистром накопления периодического типа, беру номенклатуру, количество и себестоимость. Далее в параметр виртуальной таблице задаю дату документа для того чтобы поиск был ограничен периодом. Там-же создаю условие чтобы поиск производился в нужной номенклатуре из уже созданной временной таблицы, что бы регистр просматривал остатки только в ней. Далее делаю группировку внутри запроса, где номенклатуру убираю наверх, а количество вниз. Помещаю это все во временную таблицу Остатки. Создаю связь между двумя временными таблицами по общему полю номенклатура, для того чтобы данные писались в колонках напротив, а не в таблице ниже. Заполняю поля. т. к. в регистре может быть пустое значение записываем есть NULL. Данная команда проверяет есть ли значение в поле и подставляет его, если значения нет, то поле заполняется нулем. В объединениях и <text:soft-page-break/>псевдонимах называю поля. Далее делаю группировку во вкладке итоги. Затем в коде указываю условие, чтобы количество продаваемого товара было меньше остатков данного товара и если условие не соблюдается выдаю сообщение об ошибке. Если условие соблюдается, тогда создаю движение в регистре. Тамже высчитываю себестоимость единицы. Далее по аналогии...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,Bold" svg:font-family="'Times New Roman,Bold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1" style:display-name="Title, Content over Conten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Content_20_over_20_Content_7e_LT_7e_Gliederung_20_2" style:display-name="Title, Content over Content~LT~Gliederung 2" style:family="paragraph" style:parent-style-name="Title_2c__20_Content_20_over_20_Conten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20_over_20_Content_7e_LT_7e_Gliederung_20_3" style:display-name="Title, Content over Content~LT~Gliederung 3" style:family="paragraph" style:parent-style-name="Title_2c__20_Content_20_over_20_Conten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20_over_20_Content_7e_LT_7e_Gliederung_20_4" style:display-name="Title, Content over Content~LT~Gliederung 4" style:family="paragraph" style:parent-style-name="Title_2c__20_Content_20_over_20_Conten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5" style:display-name="Title, Content over Content~LT~Gliederung 5" style:family="paragraph" style:parent-style-name="Title_2c__20_Content_20_over_20_Conten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6" style:display-name="Title, Content over Content~LT~Gliederung 6" style:family="paragraph" style:parent-style-name="Title_2c__20_Content_20_over_20_Conten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7" style:display-name="Title, Content over Content~LT~Gliederung 7" style:family="paragraph" style:parent-style-name="Title_2c__20_Content_20_over_20_Conten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8" style:display-name="Title, Content over Content~LT~Gliederung 8" style:family="paragraph" style:parent-style-name="Title_2c__20_Content_20_over_20_Conten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9" style:display-name="Title, Content over Content~LT~Gliederung 9" style:family="paragraph" style:parent-style-name="Title_2c__20_Content_20_over_20_Conten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Titel" style:display-name="Title, Content over 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Content_20_over_20_Content_7e_LT_7e_Untertitel" style:display-name="Title, Content over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Content_20_over_20_Content_7e_LT_7e_Notizen" style:display-name="Title, Content over Conten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Content_20_over_20_Content_7e_LT_7e_Hintergrundobjekte" style:display-name="Title, Content over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c__20_Content_20_over_20_Content_7e_LT_7e_Hintergrund" style:display-name="Title, Content over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4T12:06:03.672000000</dc:date>
    <meta:editing-duration>PT7M11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25" meta:word-count="443" meta:character-count="3309" meta:non-whitespace-character-count="2886"/>
  </office:meta>
</office:document-meta>
</file>